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ClientFactory.SftpCli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ftpClientFactory.createConnection( String hostname , int port , char [ ] username , char [ ] password , FileSystemOptions fileSystemOption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7">
            <text:p text:style-name="Table_20_Contents">147</text:p>
          </table:table-cell>
        </table:table-row>
        <table:table-row>
          <table:table-cell office:value-type="string">
            <text:p text:style-name="Table_20_Contents">SftpClientFactory.findSshDi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